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11a1" officeooo:paragraph-rsid="000d1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o 2007</text:p>
      <text:p text:style-name="P1"/>
      <text:p text:style-name="P1">presents two models: six determinants of gait and inverted pendulum</text:p>
      <text:p text:style-name="P1">two models are in conflict with each other</text:p>
      <text:p text:style-name="P1">six determinants -&gt; aims to keep CoM always at the same height</text:p>
      <text:p text:style-name="P1">inverted pendulum -&gt; due to pendulum motion „no“ energy needed</text:p>
      <text:p text:style-name="P1">trueth lies somewhere in between, but inverted pendulum is more reliable:</text:p>
      <text:p text:style-name="P1">some of the determinants have less influence as expected</text:p>
      <text:p text:style-name="P1">measurements show that up and down movement of CoM, as proposed by inverted pendulum, can be sh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7:25:20.339133858</meta:creation-date>
    <dc:date>2017-01-12T18:58:55.540103607</dc:date>
    <meta:editing-duration>PT1H23M25S</meta:editing-duration>
    <meta:editing-cycles>1</meta:editing-cycles>
    <meta:document-statistic meta:table-count="0" meta:image-count="0" meta:object-count="0" meta:page-count="1" meta:paragraph-count="8" meta:word-count="79" meta:character-count="468" meta:non-whitespace-character-count="397"/>
    <meta:generator>LibreOffice/5.2.3.3$Linux_X86_64 LibreOffice_project/20$Build-3</meta:generator>
  </office:meta>
</office:document-meta>
</file>